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LongConvertor.convertFromString( String value , Locale locale , Convertor . FormatCache format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ormattingLongConvertor.getDefaul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LongConvertor.FormattingLong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Long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